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212121" style:language-asian="fr" style:country-asian="FR"/>
    </style:style>
    <style:style style:name="P2" style:parent-style-name="Normal" style:family="paragraph">
      <style:text-properties style:font-name="Arial" style:font-name-complex="Arial"/>
    </style:style>
    <style:style style:name="P3" style:parent-style-name="PréformatéHTML" style:family="paragraph">
      <style:paragraph-properties fo:background-color="#FFFFFF"/>
      <style:text-properties style:font-name="Arial" style:font-name-complex="Arial" fo:color="#212121" fo:font-size="11pt" style:font-size-asian="11pt" style:font-size-complex="11pt"/>
    </style:style>
    <style:style style:name="P4" style:parent-style-name="PréformatéHTML" style:family="paragraph">
      <style:paragraph-properties fo:background-color="#FFFFFF"/>
      <style:text-properties style:font-name="Arial" style:font-name-complex="Arial" fo:color="#212121" fo:font-size="11pt" style:font-size-asian="11pt" style:font-size-complex="11pt"/>
    </style:style>
    <style:style style:name="P5" style:parent-style-name="PréformatéHTML" style:family="paragraph">
      <style:paragraph-properties fo:background-color="#FFFFFF"/>
      <style:text-properties style:font-name="Arial" style:font-name-complex="Arial" fo:color="#212121" fo:font-size="11pt" style:font-size-asian="11pt" style:font-size-complex="11pt"/>
    </style:style>
    <style:style style:name="P6" style:parent-style-name="PréformatéHTML" style:list-style-name="LFO1" style:family="paragraph">
      <style:paragraph-properties fo:background-color="#FFFFFF"/>
      <style:text-properties style:font-name="Arial" style:font-name-complex="Arial" fo:color="#212121"/>
    </style:style>
    <style:style style:name="P7" style:parent-style-name="PréformatéHTML" style:list-style-name="LFO1" style:family="paragraph">
      <style:paragraph-properties fo:background-color="#FFFFFF"/>
      <style:text-properties style:font-name="Arial" style:font-name-complex="Arial" fo:color="#212121"/>
    </style:style>
    <style:style style:name="P8" style:parent-style-name="PréformatéHTML" style:family="paragraph">
      <style:paragraph-properties fo:background-color="#FFFFFF"/>
      <style:text-properties style:font-name="Arial" style:font-name-complex="Arial" fo:color="#212121" fo:font-size="11pt" style:font-size-asian="11pt" style:font-size-complex="11pt"/>
    </style:style>
    <style:style style:name="P9" style:parent-style-name="Normal" style:family="paragraph">
      <style:text-properties style:font-name="Arial" style:font-name-complex="Arial" fo:color="#212121" fo:background-color="#FFFFFF"/>
    </style:style>
    <style:style style:name="P10" style:parent-style-name="Normal" style:list-style-name="LFO3" style:family="paragraph"/>
    <style:style style:name="P11" style:parent-style-name="Normal" style:list-style-name="LFO3" style:family="paragraph">
      <style:text-properties fo:language="en" fo:country="US"/>
    </style:style>
    <style:style style:name="P12" style:parent-style-name="Normal" style:list-style-name="LFO3" style:family="paragraph"/>
    <style:style style:name="P13" style:parent-style-name="Normal" style:family="paragraph">
      <style:text-properties style:font-name="Arial" style:font-name-complex="Arial"/>
    </style:style>
    <style:style style:name="P14" style:parent-style-name="Normal" style:list-style-name="LFO2" style:family="paragraph">
      <style:text-properties style:font-name="Arial" style:font-name-complex="Arial"/>
    </style:style>
    <style:style style:name="P15" style:parent-style-name="Normal" style:list-style-name="LFO2" style:family="paragraph">
      <style:text-properties style:font-name="Arial" style:font-name-complex="Arial" fo:language="en" fo:country="US"/>
    </style:style>
    <style:style style:name="P16" style:parent-style-name="Normal" style:list-style-name="LFO2" style:family="paragraph">
      <style:text-properties style:font-name="Arial" style:font-name-complex="Arial"/>
    </style:style>
    <style:style style:name="P17" style:parent-style-name="Normal" style:family="paragraph">
      <style:text-properties style:font-name="Arial" style:font-name-complex="Arial"/>
    </style:style>
  </office:automatic-styles>
  <office:body>
    <office:text text:use-soft-page-breaks="true">
      <text:p text:style-name="P1">1. Créez votre premier fichier PHP</text:p>
      <text:p text:style-name="P2"/>
      <text:p text:style-name="P3">Je ne sais pas ce que vous utilisez pour modifier des fichiers texte sur votre ordinateur. Vous pouvez utiliser le Bloc-notes ou Text Edit ou<text:s/>quelque chose de similaire. J’ai l'habitude d'utiliser Notepad ++ ou Dreamweaver mais maintenant<text:s/>j’utilise<text:s/>Sublime Text. Il n'y a pas d’importance, juste charger en amont ce que nous allons écrire dans <text:s/>notre premier script et transférez-le sur votre site Web. Habituellement, les pages web sont tout simplement envoyés à partir des serveurs de votre site Web en tant que vieux HTML brut (la langue utilisée pour les pages Web). Cependant, les serveurs peuvent faire des choses magiques avant qu'ils ne soient envoyés en utilisant des langages de côté serveur. Nous allons utiliser PHP car il est probablement le plus populaire.</text:p>
      <text:p text:style-name="P4">Nous avons besoin de lancer PHP dans le fichier afin que votre serveur sache<text:s/>que ce qui<text:s/>est à venir est PHP et pas<text:s/>le<text:s/>bon vieux HTML. Tout d’abord,<text:s/>nous allons donner le nom du fichier PHP extension " .php", par opposition à la norme ".html" un. Nous avons également besoin de dire au serveur quand commencer et arrêter la lecture comme PHP. Pour cela, nous devons utiliser l'ouverture et la fermeture des balises PHP comme cela:</text:p>
      <text:p text:style-name="P5"/>
      <text:list text:style-name="LFO1" text:continue-numbering="true">
        <text:list-item>
          <text:p text:style-name="P6">&lt;?php</text:p>
        </text:list-item>
        <text:list-item>
          <text:p text:style-name="P7">?&gt;</text:p>
        </text:list-item>
      </text:list>
      <text:p text:style-name="P8"/>
      <text:p text:style-name="P9">Tout ce qu’il y a entre ces balises est considéré comme PHP. Voilà où la magie commence. Je ne vais pas<text:s/>faire<text:s/>un tutoriel débutants sur PHP ici, car il y a<text:s/>beaucoup d’exemples<text:s/>sur le web, y compris une intro PHP<text:s/>simple sur le site Web de PHP et une introduction à PHP cours sur Udemy. Pour l’instant, nous allons faire quelque chose de vraiment simple, et la sortie du texte. Pour ce faire, nous allons utiliser le "echo" déclaration en PHP. Nous avons mis le texte<text:s/>entre guillemets doubles et nous finissons la ligne avec un point-virgule ( PHP jette la colère d'un enfant en bas âge si vous oubliez de mettre fin à une<text:s/>ligne avec un point-virgule ! ).</text:p>
      <text:list text:style-name="LFO3" text:continue-numbering="true">
        <text:list-item>
          <text:p text:style-name="P10">&lt;?php</text:p>
        </text:list-item>
        <text:list-item>
          <text:p text:style-name="P11">echo "&lt;h2&gt;Simple Twitter API Test&lt;/h2&gt;";</text:p>
        </text:list-item>
        <text:list-item>
          <text:p text:style-name="P12">?&gt;</text:p>
        </text:list-item>
      </text:list>
      <text:p text:style-name="P13">Maintenant, télécharger ceci<text:s/>sur<text:s/>votre site Web. Je recommande la création d'un dossier ou un répertoire appelé quelque chose comme "test". Ceci est particulièrement important si votre site fonctionne<text:s/>sous<text:s/>WordPress comme nous ne voulons pas que ces fichiers se mélangent avec vos proches WordPress. Appelez le fichier littleApp.php et le télécharger. Vous pouvez voir mon exemple ici. Il n’est pas très excitant ... pas encore de toute façon!</text:p>
      <text:list text:style-name="LFO2" text:continue-numbering="true">
        <text:list-item>
          <text:p text:style-name="P14">&lt;?php</text:p>
        </text:list-item>
        <text:list-item>
          <text:p text:style-name="P15">echo "&lt;h2&gt;Simple Twitter API Test&lt;/h2&gt;";</text:p>
        </text:list-item>
        <text:list-item>
          <text:p text:style-name="P16">?&gt;</text:p>
        </text:list-item>
      </text:list>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ir</meta:initial-creator>
    <dc:creator>Samir</dc:creator>
    <meta:creation-date>2016-07-16T15:31:00Z</meta:creation-date>
    <dc:date>2016-07-16T18:41:00Z</dc:date>
    <meta:template xlink:href="Normal.dotm" xlink:type="simple"/>
    <meta:editing-cycles>9</meta:editing-cycles>
    <meta:editing-duration>PT1140S</meta:editing-duration>
    <meta:document-statistic meta:page-count="1" meta:paragraph-count="4" meta:word-count="376" meta:character-count="2443" meta:row-count="17" meta:non-whitespace-character-count="2071"/>
  </office:meta>
</office:document-meta>
</file>